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paragraph-properties fo:line-height="150%"/>
      <style:text-properties officeooo:paragraph-rsid="002823cc"/>
    </style:style>
    <style:style style:name="P3" style:family="paragraph" style:parent-style-name="Preformatted_20_Text">
      <style:paragraph-properties fo:line-height="150%"/>
      <style:text-properties officeooo:paragraph-rsid="003638a8"/>
    </style:style>
    <style:style style:name="P4" style:family="paragraph" style:parent-style-name="Preformatted_20_Text">
      <style:paragraph-properties fo:line-height="150%"/>
      <style:text-properties officeooo:paragraph-rsid="003799dd"/>
    </style:style>
    <style:style style:name="P5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2823cc" fo:background-color="transparent" style:font-size-asian="14pt" style:font-style-asian="normal" style:font-size-complex="14pt" style:font-style-complex="normal"/>
    </style:style>
    <style:style style:name="P6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3638a8" fo:background-color="transparent" style:font-size-asian="14pt" style:font-style-asian="normal" style:font-size-complex="14pt" style:font-style-complex="normal"/>
    </style:style>
    <style:style style:name="P7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3799dd" fo:background-color="transparent" style:font-size-asian="14pt" style:font-style-asian="normal" style:font-size-complex="14pt" style:font-style-complex="normal"/>
    </style:style>
    <style:style style:name="P8" style:family="paragraph" style:parent-style-name="Preformatted_20_Text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9" style:family="paragraph" style:parent-style-name="Preformatted_20_Text">
      <style:paragraph-properties fo:line-height="150%"/>
      <style:text-properties fo:font-style="normal" officeooo:paragraph-rsid="00209cc9" style:font-style-asian="normal" style:font-style-complex="normal"/>
    </style:style>
    <style:style style:name="P10" style:family="paragraph" style:parent-style-name="Preformatted_20_Text">
      <style:paragraph-properties fo:margin-top="0cm" fo:margin-bottom="0.499cm" style:contextual-spacing="false" fo:line-height="150%"/>
      <style:text-properties officeooo:paragraph-rsid="002823cc"/>
    </style:style>
    <style:style style:name="P11" style:family="paragraph" style:parent-style-name="Preformatted_20_Text">
      <style:paragraph-properties fo:margin-top="0cm" fo:margin-bottom="0.499cm" style:contextual-spacing="false" fo:line-height="150%"/>
      <style:text-properties style:font-name="Ubuntu" fo:font-size="14pt" officeooo:rsid="00209cc9" officeooo:paragraph-rsid="003799dd" style:font-size-asian="14pt" style:font-size-complex="14pt"/>
    </style:style>
    <style:style style:name="P12" style:family="paragraph" style:parent-style-name="Text_20_body">
      <style:paragraph-properties fo:margin-top="0cm" fo:margin-bottom="0.499cm" style:contextual-spacing="false" fo:line-height="150%"/>
      <style:text-properties style:font-name="Ubuntu" fo:font-size="14pt" officeooo:rsid="0021bfb1" officeooo:paragraph-rsid="002823cc" style:font-size-asian="14pt" style:font-size-complex="14pt"/>
    </style:style>
    <style:style style:name="P13" style:family="paragraph" style:parent-style-name="Preformatted_20_Text">
      <style:paragraph-properties fo:margin-left="0.58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c9f45" style:font-size-asian="14pt" style:font-style-asian="normal" style:font-size-complex="14pt" style:font-style-complex="normal"/>
    </style:style>
    <style:style style:name="P14" style:family="paragraph" style:parent-style-name="Text_20_body">
      <style:paragraph-properties fo:margin-left="0.58cm" fo:margin-right="0.58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3c9f45" fo:background-color="transparent" style:font-size-asian="14pt" style:font-style-asian="normal" style:font-size-complex="14pt" style:font-style-complex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c93e7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3ed300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fo:font-style="normal" officeooo:paragraph-rsid="0039e8f6" style:font-style-asian="normal" style:font-style-complex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9e8f6" style:font-size-asian="14pt" style:font-style-asian="normal" style:font-size-complex="14pt" style:font-style-complex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20" style:family="paragraph" style:parent-style-name="Preformatted_20_Text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3261" officeooo:paragraph-rsid="001d65d0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e141d" officeooo:paragraph-rsid="001e141d" fo:background-color="#dddddd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font-weight="bold" officeooo:rsid="001c3261" officeooo:paragraph-rsid="001d65d0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29287" officeooo:paragraph-rsid="002716a9" fo:background-color="transparent" style:font-size-asian="14pt" style:font-style-asian="normal" style:font-size-complex="14pt" style:font-style-complex="normal"/>
    </style:style>
    <style:style style:name="P25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227f6b" fo:background-color="transparent" style:font-size-asian="14pt" style:font-style-asian="normal" style:font-size-complex="14pt" style:font-style-complex="normal"/>
    </style:style>
    <style:style style:name="P26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paragraph-rsid="0021bfb1" fo:background-color="transparent" style:font-size-asian="14pt" style:font-style-asian="normal" style:font-size-complex="14pt" style:font-style-complex="normal"/>
    </style:style>
    <style:style style:name="P27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823cc" officeooo:paragraph-rsid="002823cc" fo:background-color="transparent" style:font-size-asian="14pt" style:font-style-asian="normal" style:font-size-complex="14pt" style:font-style-complex="normal"/>
    </style:style>
    <style:style style:name="P28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bold" officeooo:rsid="0027de97" officeooo:paragraph-rsid="0027de97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3261" officeooo:paragraph-rsid="001c3261" fo:background-color="#dddddd" style:font-size-asian="14pt" style:font-style-asian="normal" style:font-size-complex="14pt" style:font-style-complex="normal"/>
    </style:style>
    <style:style style:name="P30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1cd7ba" officeooo:paragraph-rsid="001cd7ba" fo:background-color="#dddddd" style:font-size-asian="14pt" style:font-style-asian="normal" style:font-size-complex="14pt" style:font-style-complex="normal"/>
    </style:style>
    <style:style style:name="P31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fo:font-weight="bold" officeooo:rsid="003638a8" officeooo:paragraph-rsid="003638a8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color="#000000" loext:opacity="100%" style:font-name="Ubuntu" fo:font-size="14pt" fo:font-style="normal" officeooo:rsid="00209cc9" officeooo:paragraph-rsid="0033bebf" fo:background-color="transparent" style:font-size-asian="14pt" style:font-style-asian="normal" style:font-size-complex="14pt" style:font-style-complex="normal"/>
    </style:style>
    <style:style style:name="P33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</style:style>
    <style:style style:name="P34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officeooo:paragraph-rsid="0021bfb1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09cc9" officeooo:paragraph-rsid="003638a8" fo:background-color="transparent" style:font-size-asian="14pt" style:font-size-complex="14pt"/>
    </style:style>
    <style:style style:name="P36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39e8f6"/>
    </style:style>
    <style:style style:name="P37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officeooo:paragraph-rsid="003ed300"/>
    </style:style>
    <style:style style:name="P38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style:font-name="Ubuntu" fo:font-size="14pt" fo:font-style="normal" officeooo:paragraph-rsid="0039e8f6" style:font-size-asian="14pt" style:font-style-asian="normal" style:font-size-complex="14pt" style:font-style-complex="normal"/>
    </style:style>
    <style:style style:name="P39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style:font-name="Ubuntu" fo:font-size="14pt" fo:font-style="normal" officeooo:paragraph-rsid="003ed300" fo:background-color="transparent" style:font-size-asian="14pt" style:font-style-asian="normal" style:font-size-complex="14pt" style:font-style-complex="normal"/>
    </style:style>
    <style:style style:name="P40" style:family="paragraph" style:parent-style-name="Preformatted_20_Text">
      <style:paragraph-properties fo:margin-left="0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style:font-name="Ubuntu" fo:font-size="14pt" fo:font-style="normal" officeooo:paragraph-rsid="003c9f45" style:font-size-asian="14pt" style:font-style-asian="normal" style:font-size-complex="14pt" style:font-style-complex="normal"/>
    </style:style>
    <style:style style:name="P41" style:family="paragraph" style:parent-style-name="Preformatted_20_Text">
      <style:paragraph-properties fo:margin-left="0cm" fo:margin-right="0.58cm" fo:margin-top="0cm" fo:margin-bottom="0cm" style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3c9f45"/>
    </style:style>
    <style:style style:name="P42" style:family="paragraph" style:parent-style-name="Text_20_body">
      <style:paragraph-properties fo:margin-left="0cm" fo:margin-right="0.58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3c9f45" officeooo:paragraph-rsid="003c9f45" fo:background-color="transparent" style:font-size-asian="14pt" style:font-style-asian="normal" style:font-size-complex="14pt" style:font-style-complex="normal"/>
    </style:style>
    <style:style style:name="P43" style:family="paragraph" style:parent-style-name="Text_20_body">
      <style:paragraph-properties fo:margin-left="0cm" fo:margin-right="0.58cm" fo:margin-top="0cm" fo:margin-bottom="0.291cm" style:contextual-spacing="false" fo:line-height="150%" fo:orphans="2" fo:widows="2" fo:text-indent="0cm" style:auto-text-indent="false" fo:padding="0cm" fo:border="none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c3261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3bebf" officeooo:paragraph-rsid="0033bebf" fo:background-color="transparent" style:font-size-asian="14pt" style:font-style-asian="normal" style:font-size-complex="14pt" style:font-style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638a8" officeooo:paragraph-rsid="003638a8" fo:background-color="transparent" style:font-size-asian="14pt" style:font-style-asian="normal" style:font-size-complex="14pt" style:font-style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7c843" officeooo:paragraph-rsid="0037c843" fo:background-color="transparent" style:font-size-asian="14pt" style:font-style-asian="normal" style:font-size-complex="14pt" style:font-style-complex="normal"/>
    </style:style>
    <style:style style:name="P48" style:family="paragraph" style:parent-style-name="Standard">
      <style:paragraph-properties fo:line-height="150%"/>
      <style:text-properties style:font-name="Ubuntu" fo:font-size="14pt" fo:font-style="normal" officeooo:rsid="001bec29" officeooo:paragraph-rsid="001bec29" style:font-size-asian="14pt" style:font-style-asian="normal" style:font-size-complex="14pt" style:font-style-complex="normal"/>
    </style:style>
    <style:style style:name="P49" style:family="paragraph" style:parent-style-name="Standard">
      <style:paragraph-properties fo:line-height="150%"/>
      <style:text-properties style:font-name="Ubuntu" fo:font-size="14pt" fo:font-style="normal" style:font-size-asian="14pt" style:font-style-asian="normal" style:font-size-complex="14pt" style:font-style-complex="normal"/>
    </style:style>
    <style:style style:name="P50" style:family="paragraph" style:parent-style-name="Standard">
      <style:paragraph-properties fo:line-height="150%"/>
      <style:text-properties style:font-name="Ubuntu" fo:font-size="14pt" fo:font-style="normal" officeooo:paragraph-rsid="002e63b0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line-height="150%"/>
      <style:text-properties officeooo:paragraph-rsid="0020db6b"/>
    </style:style>
    <style:style style:name="P52" style:family="paragraph" style:parent-style-name="Standard">
      <style:paragraph-properties fo:line-height="150%"/>
      <style:text-properties fo:color="#000000" loext:opacity="100%" style:font-name="Ubuntu" fo:font-size="14pt" fo:font-style="normal" officeooo:rsid="001c3261" officeooo:paragraph-rsid="001c3261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line-height="150%"/>
      <style:text-properties fo:color="#000000" loext:opacity="100%" style:font-name="Ubuntu" fo:font-size="14pt" fo:font-style="normal" officeooo:rsid="001e141d" officeooo:paragraph-rsid="001e141d" fo:background-color="#dddddd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1cd7ba" officeooo:paragraph-rsid="001cd7ba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3799dd" officeooo:paragraph-rsid="003799dd" fo:background-color="transparent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line-height="150%"/>
      <style:text-properties fo:color="#000000" loext:opacity="100%" style:font-name="Ubuntu" fo:font-size="14pt" fo:font-style="normal" fo:font-weight="bold" officeooo:rsid="003c9f45" officeooo:paragraph-rsid="003c9f45" fo:background-color="transparent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line-height="150%"/>
      <style:text-properties fo:color="#000000" loext:opacity="100%" style:font-name="Ubuntu" fo:font-size="14pt" fo:font-style="normal" officeooo:paragraph-rsid="00229287" fo:background-color="transparent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line-height="150%"/>
      <style:text-properties fo:color="#000000" loext:opacity="100%" style:font-name="Ubuntu" fo:font-size="14pt" fo:font-style="normal" officeooo:rsid="0029f3ae" officeooo:paragraph-rsid="0029f3ae" fo:background-color="transparent" style:font-size-asian="14pt" style:font-style-asian="normal" style:font-size-complex="14pt" style:font-style-complex="normal"/>
    </style:style>
    <style:style style:name="P60" style:family="paragraph" style:parent-style-name="Standard">
      <style:paragraph-properties fo:line-height="150%"/>
      <style:text-properties fo:color="#000000" loext:opacity="100%" style:font-name="Ubuntu" fo:font-size="14pt" fo:font-style="normal" officeooo:rsid="002b0f96" officeooo:paragraph-rsid="002b0f96" fo:background-color="transparent" style:font-size-asian="14pt" style:font-style-asian="normal" style:font-size-complex="14pt" style:font-style-complex="normal"/>
    </style:style>
    <style:style style:name="P61" style:family="paragraph" style:parent-style-name="Standard">
      <style:paragraph-properties fo:line-height="150%"/>
      <style:text-properties fo:color="#000000" loext:opacity="100%" style:font-name="Ubuntu" fo:font-size="14pt" fo:font-style="normal" officeooo:rsid="00209cc9" officeooo:paragraph-rsid="00209cc9" fo:background-color="transparent" style:font-size-asian="14pt" style:font-style-asian="normal" style:font-size-complex="14pt" style:font-style-complex="normal"/>
    </style:style>
    <style:style style:name="P62" style:family="paragraph" style:parent-style-name="Standard">
      <style:paragraph-properties fo:line-height="150%"/>
      <style:text-properties fo:color="#000000" loext:opacity="100%" style:font-name="Ubuntu" fo:font-size="14pt" fo:font-style="normal" officeooo:rsid="0021bfb1" officeooo:paragraph-rsid="00253577" fo:background-color="transparent" style:font-size-asian="14pt" style:font-style-asian="normal" style:font-size-complex="14pt" style:font-style-complex="normal"/>
    </style:style>
    <style:style style:name="P63" style:family="paragraph" style:parent-style-name="Standard">
      <style:paragraph-properties fo:line-height="150%"/>
      <style:text-properties fo:color="#000000" loext:opacity="100%" style:font-name="Ubuntu" fo:font-size="14pt" fo:font-style="normal" officeooo:rsid="0021bfb1" officeooo:paragraph-rsid="0021bfb1" fo:background-color="transparent" style:font-size-asian="14pt" style:font-style-asian="normal" style:font-size-complex="14pt" style:font-style-complex="normal"/>
    </style:style>
    <style:style style:name="P64" style:family="paragraph" style:parent-style-name="Standard">
      <style:paragraph-properties fo:line-height="150%"/>
      <style:text-properties fo:color="#000000" loext:opacity="100%" style:font-name="Ubuntu" fo:font-size="14pt" fo:font-style="normal" officeooo:rsid="0033bebf" officeooo:paragraph-rsid="003638a8" fo:background-color="transparent" style:font-size-asian="14pt" style:font-style-asian="normal" style:font-size-complex="14pt" style:font-style-complex="normal"/>
    </style:style>
    <style:style style:name="P65" style:family="paragraph" style:parent-style-name="Standard">
      <style:paragraph-properties fo:line-height="150%"/>
      <style:text-properties fo:color="#000000" loext:opacity="100%" style:font-name="Ubuntu" fo:font-size="14pt" fo:font-style="normal" officeooo:rsid="0037c843" officeooo:paragraph-rsid="0037c843" fo:background-color="transparent" style:font-size-asian="14pt" style:font-style-asian="normal" style:font-size-complex="14pt" style:font-style-complex="normal"/>
    </style:style>
    <style:style style:name="P66" style:family="paragraph" style:parent-style-name="Standard">
      <style:paragraph-properties fo:line-height="150%"/>
      <style:text-properties fo:color="#000000" loext:opacity="100%" style:font-name="Ubuntu" fo:font-size="14pt" fo:font-style="normal" officeooo:rsid="003ed300" officeooo:paragraph-rsid="003ed300" fo:background-color="transparent" style:font-size-asian="14pt" style:font-style-asian="normal" style:font-size-complex="14pt" style:font-style-complex="normal"/>
    </style:style>
    <style:style style:name="P67" style:family="paragraph" style:parent-style-name="Standard">
      <style:paragraph-properties fo:line-height="150%"/>
      <style:text-properties fo:font-style="normal" officeooo:rsid="002e63b0" officeooo:paragraph-rsid="002e63b0" style:font-style-asian="normal" style:font-style-complex="normal"/>
    </style:style>
    <style:style style:name="P68" style:family="paragraph" style:parent-style-name="Standard">
      <style:paragraph-properties fo:line-height="150%"/>
      <style:text-properties fo:font-style="normal" fo:font-weight="bold" officeooo:rsid="002b0f96" officeooo:paragraph-rsid="002b0f96" style:font-style-asian="normal" style:font-weight-asian="bold" style:font-style-complex="normal" style:font-weight-complex="bold"/>
    </style:style>
    <style:style style:name="P69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/>
    </style:style>
    <style:style style:name="P70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cd7ba" officeooo:paragraph-rsid="001cd7ba" style:font-size-asian="14pt" style:font-style-asian="normal" style:font-size-complex="14pt" style:font-style-complex="normal"/>
    </style:style>
    <style:style style:name="P71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0db6b" officeooo:paragraph-rsid="0020db6b" style:font-size-asian="14pt" style:font-style-asian="normal" style:font-size-complex="14pt" style:font-style-complex="normal"/>
    </style:style>
    <style:style style:name="P72" style:family="paragraph" style:parent-style-name="Text_20_body">
      <style:paragraph-properties fo:line-height="150%"/>
      <style:text-properties fo:color="#000000" loext:opacity="100%" style:font-name="Ubuntu" fo:font-size="14pt" fo:font-style="normal" fo:background-color="transparent" style:font-size-asian="14pt" style:font-style-asian="normal" style:font-size-complex="14pt" style:font-style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253a44" loext:opacity="100%" style:font-name="Source Serif Pro" fo:font-size="12.3500003814697pt" fo:letter-spacing="normal" fo:font-style="normal" fo:font-weight="normal" style:font-size-asian="14pt" style:font-style-asian="normal" style:font-size-complex="14pt" style:font-style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209cc9" fo:background-color="transparent" style:font-size-asian="14pt" style:font-style-asian="normal" style:font-size-complex="14pt" style:font-style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39e8f6" officeooo:paragraph-rsid="0039e8f6" fo:background-color="transparent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paragraph-properties fo:line-height="150%"/>
      <style:text-properties fo:color="#000000" loext:opacity="100%" style:font-name="Ubuntu" fo:font-size="14pt" fo:font-style="normal" officeooo:rsid="002b0f96" officeooo:paragraph-rsid="002b0f96" fo:background-color="transparent" style:font-size-asian="14pt" style:font-style-asian="normal" style:font-size-complex="14pt" style:font-style-complex="normal"/>
    </style:style>
    <style:style style:name="P77" style:family="paragraph" style:parent-style-name="Standard">
      <style:paragraph-properties fo:line-height="150%"/>
      <style:text-properties fo:color="#000000" loext:opacity="100%" style:font-name="Ubuntu" fo:font-size="14pt" fo:font-style="normal" officeooo:rsid="002e63b0" officeooo:paragraph-rsid="002c93e7" fo:background-color="transparent" style:font-size-asian="14pt" style:font-style-asian="normal" style:font-size-complex="14pt" style:font-style-complex="normal"/>
    </style:style>
    <style:style style:name="P78" style:family="paragraph" style:parent-style-name="Standard">
      <style:paragraph-properties fo:line-height="150%"/>
      <style:text-properties fo:color="#000000" loext:opacity="100%" style:font-name="Ubuntu" fo:font-size="14pt" fo:font-style="normal" officeooo:rsid="0029f3ae" officeooo:paragraph-rsid="0029f3ae" fo:background-color="#dddddd" style:font-size-asian="14pt" style:font-style-asian="normal" style:font-size-complex="14pt" style:font-style-complex="normal"/>
    </style:style>
    <style:style style:name="P79" style:family="paragraph" style:parent-style-name="Standard">
      <style:paragraph-properties fo:line-height="150%"/>
      <style:text-properties fo:color="#000000" loext:opacity="100%" style:font-name="Ubuntu" fo:font-size="14pt" fo:font-style="normal" officeooo:rsid="002b0f96" officeooo:paragraph-rsid="002b0f96" fo:background-color="#dddddd" style:font-size-asian="14pt" style:font-style-asian="normal" style:font-size-complex="14pt" style:font-style-complex="normal"/>
    </style:style>
    <style:style style:name="P80" style:family="paragraph" style:parent-style-name="Standard">
      <style:paragraph-properties fo:line-height="150%"/>
      <style:text-properties fo:color="#000000" loext:opacity="100%" style:font-name="Ubuntu" fo:font-size="14pt" fo:font-style="normal" officeooo:rsid="0037c843" officeooo:paragraph-rsid="0037c843" fo:background-color="#dddddd" style:font-size-asian="14pt" style:font-style-asian="normal" style:font-size-complex="14pt" style:font-style-complex="normal"/>
    </style:style>
    <style:style style:name="P81" style:family="paragraph" style:parent-style-name="Standard">
      <style:paragraph-properties fo:line-height="150%"/>
      <style:text-properties fo:font-style="normal" officeooo:rsid="002c93e7" officeooo:paragraph-rsid="002c93e7" fo:background-color="#dddddd" style:font-style-asian="normal" style:font-style-complex="normal"/>
    </style:style>
    <style:style style:name="P82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P83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normal" officeooo:rsid="002823cc" officeooo:paragraph-rsid="002823cc" fo:background-color="#dddddd" style:font-size-asian="14pt" style:font-style-asian="normal" style:font-size-complex="14pt" style:font-style-complex="normal"/>
    </style:style>
    <style:style style:name="P84" style:family="paragraph" style:parent-style-name="Text_20_body">
      <style:paragraph-properties fo:margin-left="0cm" fo:margin-right="0cm" fo:margin-top="0cm" fo:margin-bottom="0.291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Ubuntu" fo:font-size="14pt" fo:letter-spacing="normal" fo:font-style="normal" fo:font-weight="bold" officeooo:rsid="0039e8f6" officeooo:paragraph-rsid="0039e8f6" fo:background-color="transparent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3ed300" officeooo:paragraph-rsid="003ed300" fo:background-color="transparent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Preformatted_20_Text">
      <style:paragraph-properties fo:line-height="150%"/>
      <style:text-properties fo:color="#000000" loext:opacity="100%" style:font-name="Ubuntu" fo:font-size="14pt" fo:font-style="normal" officeooo:paragraph-rsid="003799dd" fo:background-color="#dddddd" style:font-size-asian="14pt" style:font-style-asian="normal" style:font-size-complex="14pt" style:font-style-complex="normal"/>
    </style:style>
    <style:style style:name="P87" style:family="paragraph" style:parent-style-name="Preformatted_20_Text">
      <style:paragraph-properties fo:margin-top="0cm" fo:margin-bottom="0cm" style:contextual-spacing="false" fo:line-height="150%" fo:text-align="start" style:justify-single-word="false" fo:orphans="2" fo:widows="2" fo:padding="0cm" fo:border="none"/>
      <style:text-properties fo:color="#000000" loext:opacity="100%" style:font-name="Ubuntu" fo:font-size="14pt" fo:font-style="normal" officeooo:paragraph-rsid="0039e8f6" fo:background-color="#dddddd" style:font-size-asian="14pt" style:font-style-asian="normal" style:font-size-complex="14pt" style:font-style-complex="normal"/>
    </style:style>
    <style:style style:name="P88" style:family="paragraph" style:parent-style-name="Heading_20_1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89" style:family="paragraph" style:parent-style-name="Heading_20_2">
      <style:paragraph-properties fo:line-height="150%" fo:text-align="center" style:justify-single-word="false"/>
      <style:text-properties style:font-name="Ubuntu" fo:font-style="normal" style:font-style-asian="normal" style:font-style-complex="normal"/>
    </style:style>
    <style:style style:name="P90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T1" style:family="text">
      <style:text-properties fo:font-variant="normal" fo:text-transform="none" fo:letter-spacing="normal" fo:font-weight="normal"/>
    </style:style>
    <style:style style:name="T2" style:family="text">
      <style:text-properties fo:font-variant="normal" fo:text-transform="none" fo:letter-spacing="normal" fo:font-weight="normal" officeooo:rsid="00226f83"/>
    </style:style>
    <style:style style:name="T3" style:family="text">
      <style:text-properties fo:font-variant="normal" fo:text-transform="none" fo:letter-spacing="normal" fo:font-style="normal" fo:font-weight="normal" style:font-style-asian="normal" style:font-style-complex="normal" loext:padding="0cm" loext:border="none"/>
    </style:style>
    <style:style style:name="T4" style:family="text">
      <style:text-properties fo:font-variant="normal" fo:text-transform="none" fo:letter-spacing="normal" fo:font-style="normal" fo:font-weight="normal" fo:background-color="#dddddd" loext:char-shading-value="0" style:font-style-asian="normal" style:font-style-complex="normal" loext:padding="0cm" loext:border="none"/>
    </style:style>
    <style:style style:name="T5" style:family="text">
      <style:text-properties fo:font-variant="normal" fo:text-transform="none" fo:letter-spacing="normal" fo:font-style="normal" fo:font-weight="normal" fo:background-color="#dddddd" loext:char-shading-value="0" style:font-style-asian="normal" style:font-style-complex="normal" loext:padding="0cm" loext:border="none"/>
    </style:style>
    <style:style style:name="T6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b0f96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8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9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transparent" loext:char-shading-value="0" style:font-name-asian="BlinkMacSystemFont" style:font-size-asian="14pt" style:font-style-asian="normal" style:font-weight-asian="normal" style:font-name-complex="BlinkMacSystemFont" style:font-size-complex="14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ed300" fo:background-color="transparent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tyle-asian="normal" style:font-size-complex="14pt" style:font-style-complex="normal" loext:padding="0cm" loext:border="none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b0f96" style:font-size-asian="14pt" style:font-style-asian="normal" style:font-size-complex="14pt" style:font-style-complex="normal" loext:padding="0cm" loext:border="none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#dddddd" loext:char-shading-value="0" style:font-size-asian="14pt" style:font-style-asian="normal" style:font-size-complex="14pt" style:font-style-complex="normal" loext:padding="0cm" loext:border="none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font-weight="normal" fo:background-color="#dddddd" loext:char-shading-value="0" style:font-size-asian="14pt" style:font-style-asian="normal" style:font-size-complex="14pt" style:font-style-complex="normal" loext:padding="0cm" loext:border="none"/>
    </style:style>
    <style:style style:name="T1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b0f96" fo:background-color="#dddddd" loext:char-shading-value="0" style:font-size-asian="14pt" style:font-style-asian="normal" style:font-size-complex="14pt" style:font-style-complex="normal" loext:padding="0cm" loext:border="none"/>
    </style:style>
    <style:style style:name="T19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b0f96" fo:background-color="#dddddd" loext:char-shading-value="0" style:font-size-asian="14pt" style:font-style-asian="normal" style:font-size-complex="14pt" style:font-style-complex="normal" loext:padding="0cm" loext:border="none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1eaaa" fo:background-color="#dddddd" loext:char-shading-value="0" style:font-size-asian="14pt" style:font-style-asian="normal" style:font-size-complex="14pt" style:font-style-complex="normal" loext:padding="0cm" loext:border="none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normal" officeooo:rsid="0041eaaa" fo:background-color="#dddddd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#dddddd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c9f45" fo:background-color="#dddddd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ed300" fo:background-color="#dddddd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3ed300" fo:background-color="#dddddd" loext:char-shading-value="0" style:font-name-asian="Noto Sans Mono CJK SC" style:font-size-asian="14pt" style:font-style-asian="normal" style:font-name-complex="Liberation Mono" style:font-size-complex="14pt" style:font-style-complex="normal" loext:padding="0cm" loext:border="none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27" style:family="text">
      <style:text-properties fo:font-variant="normal" fo:text-transform="none" fo:color="#000000" loext:opacity="100%" style:font-name="Ubuntu" fo:font-size="14pt" fo:letter-spacing="normal" fo:font-style="normal" style:font-size-asian="14pt" style:font-style-asian="normal" style:font-size-complex="14pt" style:font-style-complex="normal" loext:padding="0cm" loext:border="none"/>
    </style:style>
    <style:style style:name="T28" style:family="text">
      <style:text-properties fo:font-variant="normal" fo:text-transform="none" fo:color="#000000" loext:opacity="100%" style:font-name="Ubuntu" fo:font-size="14pt" fo:letter-spacing="normal" fo:font-style="normal" fo:background-color="#dddddd" loext:char-shading-value="0" style:font-size-asian="14pt" style:font-style-asian="normal" style:font-size-complex="14pt" style:font-style-complex="normal" loext:padding="0cm" loext:border="none"/>
    </style:style>
    <style:style style:name="T29" style:family="text">
      <style:text-properties fo:font-variant="normal" fo:text-transform="none" fo:color="#000000" loext:opacity="100%" style:font-name="Ubuntu" fo:font-size="14pt" fo:letter-spacing="normal" fo:font-style="normal" fo:background-color="#dddddd" loext:char-shading-value="0" style:font-size-asian="14pt" style:font-style-asian="normal" style:font-size-complex="14pt" style:font-style-complex="normal" loext:padding="0cm" loext:border="none"/>
    </style:style>
    <style:style style:name="T30" style:family="text">
      <style:text-properties fo:font-variant="normal" fo:text-transform="none" fo:color="#000000" loext:opacity="100%" style:font-name="Ubuntu" fo:font-size="14pt" fo:letter-spacing="normal" fo:font-weight="normal" fo:background-color="transparent" loext:char-shading-value="0" style:font-size-asian="14pt" style:font-size-complex="14pt" loext:padding="0cm" loext:border="none"/>
    </style:style>
    <style:style style:name="T31" style:family="text">
      <style:text-properties fo:font-variant="normal" fo:text-transform="none" fo:color="#000000" loext:opacity="100%" style:font-name="Ubuntu" fo:font-size="14pt" fo:letter-spacing="normal" fo:font-weight="normal" fo:background-color="#dddddd" loext:char-shading-value="0" style:font-size-asian="14pt" style:font-size-complex="14pt" loext:padding="0cm" loext:border="none"/>
    </style:style>
    <style:style style:name="T32" style:family="text">
      <style:text-properties fo:font-variant="normal" fo:text-transform="none" fo:color="#000000" loext:opacity="100%" style:font-name="Ubuntu" fo:font-size="14pt" fo:letter-spacing="normal" fo:font-weight="normal" fo:background-color="#dddddd" loext:char-shading-value="0" style:font-size-asian="14pt" style:font-size-complex="14pt" loext:padding="0cm" loext:border="none"/>
    </style:style>
    <style:style style:name="T33" style:family="text">
      <style:text-properties fo:font-variant="normal" fo:text-transform="none" fo:color="#000000" loext:opacity="100%" style:font-name="Ubuntu" fo:font-size="14pt" fo:letter-spacing="normal" fo:font-weight="normal" officeooo:rsid="0041eaaa" fo:background-color="#dddddd" loext:char-shading-value="0" style:font-size-asian="14pt" style:font-size-complex="14pt" loext:padding="0cm" loext:border="none"/>
    </style:style>
    <style:style style:name="T34" style:family="text">
      <style:text-properties fo:font-variant="normal" fo:text-transform="none" fo:color="#000000" loext:opacity="100%" style:font-name="Ubuntu" fo:font-size="14pt" fo:letter-spacing="normal" fo:font-weight="normal" officeooo:rsid="0041eaaa" fo:background-color="#dddddd" loext:char-shading-value="0" style:font-name-asian="Noto Sans Mono CJK SC" style:font-size-asian="14pt" style:font-name-complex="Liberation Mono" style:font-size-complex="14pt" loext:padding="0cm" loext:border="none"/>
    </style:style>
    <style:style style:name="T35" style:family="text">
      <style:text-properties fo:font-variant="normal" fo:text-transform="none" fo:color="#000000" loext:opacity="100%" style:font-name="Ubuntu" fo:letter-spacing="normal" fo:font-weight="normal" fo:background-color="transparent" loext:char-shading-value="0" loext:padding="0cm" loext:border="none"/>
    </style:style>
    <style:style style:name="T36" style:family="text">
      <style:text-properties fo:font-variant="normal" fo:text-transform="none" fo:color="#000000" loext:opacity="100%" style:font-name="Ubuntu" fo:letter-spacing="normal" fo:font-weight="normal" loext:padding="0cm" loext:border="none"/>
    </style:style>
    <style:style style:name="T37" style:family="text">
      <style:text-properties fo:font-variant="normal" fo:text-transform="none" fo:color="#000000" loext:opacity="100%" style:font-name="Ubuntu" fo:letter-spacing="normal" fo:font-weight="normal" fo:background-color="#dddddd" loext:char-shading-value="0" loext:padding="0cm" loext:border="none"/>
    </style:style>
    <style:style style:name="T38" style:family="text">
      <style:text-properties fo:font-variant="normal" fo:text-transform="none" fo:color="#000000" loext:opacity="100%" style:font-name="Ubuntu" fo:letter-spacing="normal" fo:font-weight="normal" fo:background-color="#dddddd" loext:char-shading-value="0" loext:padding="0cm" loext:border="none"/>
    </style:style>
    <style:style style:name="T39" style:family="text">
      <style:text-properties fo:font-variant="normal" fo:text-transform="none" fo:color="#000000" loext:opacity="100%" style:font-name="Ubuntu" fo:letter-spacing="normal" fo:font-weight="normal" officeooo:rsid="0041eaaa" fo:background-color="#dddddd" loext:char-shading-value="0" loext:padding="0cm" loext:border="none"/>
    </style:style>
    <style:style style:name="T40" style:family="text">
      <style:text-properties fo:font-variant="normal" fo:text-transform="none" fo:color="#000000" loext:opacity="100%" style:font-name="Ubuntu" fo:letter-spacing="normal" fo:font-weight="normal" officeooo:rsid="0041eaaa" fo:background-color="#dddddd" loext:char-shading-value="0" style:font-name-asian="Noto Sans Mono CJK SC" style:font-name-complex="Liberation Mono" loext:padding="0cm" loext:border="none"/>
    </style:style>
    <style:style style:name="T41" style:family="text">
      <style:text-properties fo:font-variant="normal" fo:text-transform="none" fo:color="#000000" loext:opacity="100%" style:font-name="Ubuntu" fo:letter-spacing="normal" fo:font-style="normal" fo:font-weight="normal" fo:background-color="transparent" loext:char-shading-value="0" style:font-style-asian="normal" style:font-style-complex="normal" loext:padding="0cm" loext:border="none"/>
    </style:style>
    <style:style style:name="T42" style:family="text">
      <style:text-properties fo:font-variant="normal" fo:text-transform="none" fo:color="#000000" loext:opacity="100%" style:font-name="Ubuntu" fo:letter-spacing="normal" fo:font-style="normal" fo:font-weight="normal" style:font-style-asian="normal" style:font-style-complex="normal" loext:padding="0cm" loext:border="none"/>
    </style:style>
    <style:style style:name="T43" style:family="text">
      <style:text-properties fo:font-variant="normal" fo:text-transform="none" fo:color="#000000" loext:opacity="100%" fo:font-size="14pt" fo:letter-spacing="normal" fo:font-weight="normal" officeooo:rsid="0041eaaa" fo:background-color="#dddddd" loext:char-shading-value="0" style:font-size-asian="14pt" style:font-size-complex="14pt" loext:padding="0cm" loext:border="none"/>
    </style:style>
    <style:style style:name="T44" style:family="text">
      <style:text-properties fo:font-variant="normal" fo:text-transform="none" fo:color="#000000" loext:opacity="100%" fo:font-size="14pt" fo:letter-spacing="normal" fo:font-style="normal" fo:font-weight="normal" officeooo:rsid="0041eaaa" fo:background-color="#dddddd" loext:char-shading-value="0" style:font-size-asian="14pt" style:font-style-asian="normal" style:font-size-complex="14pt" style:font-style-complex="normal" loext:padding="0cm" loext:border="none"/>
    </style:style>
    <style:style style:name="T45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style-asian="normal" style:font-style-complex="normal" loext:padding="0cm" loext:border="none"/>
    </style:style>
    <style:style style:name="T46" style:family="text">
      <style:text-properties fo:font-variant="normal" fo:text-transform="none" fo:color="#000000" loext:opacity="100%" fo:letter-spacing="normal" fo:font-style="normal" fo:font-weight="normal" fo:background-color="#dddddd" loext:char-shading-value="0" style:font-style-asian="normal" style:font-style-complex="normal" loext:padding="0cm" loext:border="none"/>
    </style:style>
    <style:style style:name="T47" style:family="text">
      <style:text-properties fo:font-variant="normal" fo:text-transform="none" fo:color="#000000" loext:opacity="100%" fo:letter-spacing="normal" fo:font-weight="normal" officeooo:rsid="0041eaaa" fo:background-color="#dddddd" loext:char-shading-value="0" loext:padding="0cm" loext:border="none"/>
    </style:style>
    <style:style style:name="T48" style:family="text">
      <style:text-properties fo:font-variant="normal" fo:text-transform="none" style:font-name="Ubuntu" fo:letter-spacing="normal" fo:font-weight="normal" officeooo:rsid="003ed300" style:font-name-asian="Noto Sans Mono CJK SC" style:font-name-complex="Liberation Mono" loext:padding="0cm" loext:border="none"/>
    </style:style>
    <style:style style:name="T49" style:family="text">
      <style:text-properties fo:font-variant="normal" fo:text-transform="none" style:font-name="Ubuntu" fo:letter-spacing="normal" fo:font-weight="normal" loext:padding="0cm" loext:border="none"/>
    </style:style>
    <style:style style:name="T50" style:family="text">
      <style:text-properties fo:font-variant="normal" fo:text-transform="none" style:font-name="Ubuntu" fo:letter-spacing="normal" fo:font-weight="normal" fo:background-color="#dddddd" loext:char-shading-value="0" loext:padding="0cm" loext:border="none"/>
    </style:style>
    <style:style style:name="T51" style:family="text">
      <style:text-properties fo:font-variant="normal" fo:text-transform="none" style:font-name="Ubuntu" fo:letter-spacing="normal" fo:font-weight="normal" fo:background-color="#dddddd" loext:char-shading-value="0" loext:padding="0cm" loext:border="none"/>
    </style:style>
    <style:style style:name="T52" style:family="text">
      <style:text-properties fo:font-variant="normal" fo:text-transform="none" style:font-name="Ubuntu" fo:letter-spacing="normal" fo:font-weight="normal" officeooo:rsid="003ed300" fo:background-color="#dddddd" loext:char-shading-value="0" style:font-name-asian="Noto Sans Mono CJK SC" style:font-name-complex="Liberation Mono" loext:padding="0cm" loext:border="none"/>
    </style:style>
    <style:style style:name="T53" style:family="text">
      <style:text-properties fo:font-variant="normal" fo:text-transform="none" style:font-name="Ubuntu" fo:letter-spacing="normal" fo:font-weight="normal" officeooo:rsid="003ed300" fo:background-color="#dddddd" loext:char-shading-value="0" style:font-name-asian="Noto Sans Mono CJK SC" style:font-name-complex="Liberation Mono" loext:padding="0cm" loext:border="none"/>
    </style:style>
    <style:style style:name="T54" style:family="text">
      <style:text-properties officeooo:rsid="001c3261"/>
    </style:style>
    <style:style style:name="T55" style:family="text">
      <style:text-properties officeooo:rsid="001cd7ba"/>
    </style:style>
    <style:style style:name="T56" style:family="text">
      <style:text-properties officeooo:rsid="001e141d"/>
    </style:style>
    <style:style style:name="T57" style:family="text">
      <style:text-properties fo:color="#000000" loext:opacity="100%" style:font-name="Ubuntu"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58" style:family="text">
      <style:text-properties fo:color="#000000" loext:opacity="100%" style:font-name="Ubuntu" fo:font-size="14pt" fo:font-style="normal" officeooo:rsid="002823cc" fo:background-color="transparent" loext:char-shading-value="0" style:font-size-asian="14pt" style:font-style-asian="normal" style:font-size-complex="14pt" style:font-style-complex="normal"/>
    </style:style>
    <style:style style:name="T59" style:family="text">
      <style:text-properties fo:color="#000000" loext:opacity="100%" style:font-name="Ubuntu" fo:font-size="14pt" fo:font-style="normal" fo:font-weight="bold" officeooo:rsid="002823c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color="#000000" loext:opacity="100%" style:font-name="Ubuntu" fo:font-size="14pt" fo:font-style="normal" style:font-size-asian="14pt" style:font-style-asian="normal" style:font-size-complex="14pt" style:font-style-complex="normal"/>
    </style:style>
    <style:style style:name="T61" style:family="text">
      <style:text-properties fo:color="#000000" loext:opacity="100%" style:font-name="Ubuntu" fo:font-size="14pt" fo:font-style="normal" fo:background-color="#dddddd" loext:char-shading-value="0" style:font-size-asian="14pt" style:font-style-asian="normal" style:font-size-complex="14pt" style:font-style-complex="normal"/>
    </style:style>
    <style:style style:name="T62" style:family="text">
      <style:text-properties fo:color="#000000" loext:opacity="100%" style:font-name="Ubuntu" fo:font-size="14pt" fo:font-style="normal" fo:background-color="#dddddd" loext:char-shading-value="0" style:font-size-asian="14pt" style:font-style-asian="normal" style:font-size-complex="14pt" style:font-style-complex="normal"/>
    </style:style>
    <style:style style:name="T63" style:family="text">
      <style:text-properties fo:color="#000000" loext:opacity="100%" style:font-name="Ubuntu" fo:font-size="14pt" fo:font-style="normal" officeooo:rsid="002823cc" fo:background-color="#dddddd" loext:char-shading-value="0" style:font-size-asian="14pt" style:font-style-asian="normal" style:font-size-complex="14pt" style:font-style-complex="normal"/>
    </style:style>
    <style:style style:name="T64" style:family="text">
      <style:text-properties fo:color="#000000" loext:opacity="100%" style:font-name="Ubuntu" fo:font-size="14pt" fo:font-style="normal" officeooo:rsid="002823cc" fo:background-color="#dddddd" loext:char-shading-value="0" style:font-size-asian="14pt" style:font-style-asian="normal" style:font-size-complex="14pt" style:font-style-complex="normal"/>
    </style:style>
    <style:style style:name="T65" style:family="text">
      <style:text-properties fo:color="#000000" loext:opacity="100%" style:font-name="Ubuntu" fo:font-size="14pt" fo:background-color="transparent" loext:char-shading-value="0" style:font-size-asian="14pt" style:font-size-complex="14pt"/>
    </style:style>
    <style:style style:name="T66" style:family="text">
      <style:text-properties fo:color="#000000" loext:opacity="100%" style:font-name="Ubuntu" fo:font-size="14pt" officeooo:rsid="002b0f96" fo:background-color="transparent" loext:char-shading-value="0" style:font-size-asian="14pt" style:font-size-complex="14pt"/>
    </style:style>
    <style:style style:name="T67" style:family="text">
      <style:text-properties fo:color="#000000" loext:opacity="100%" style:font-name="Ubuntu" fo:font-size="14pt" officeooo:rsid="002c93e7" fo:background-color="transparent" loext:char-shading-value="0" style:font-size-asian="14pt" style:font-size-complex="14pt"/>
    </style:style>
    <style:style style:name="T68" style:family="text">
      <style:text-properties fo:color="#000000" loext:opacity="100%" style:font-name="Ubuntu" fo:font-size="14pt" officeooo:rsid="002e63b0" fo:background-color="transparent" loext:char-shading-value="0" style:font-size-asian="14pt" style:font-size-complex="14pt"/>
    </style:style>
    <style:style style:name="T69" style:family="text">
      <style:text-properties fo:color="#000000" loext:opacity="100%" style:font-name="Ubuntu" fo:font-size="14pt" style:font-size-asian="14pt" style:font-size-complex="14pt"/>
    </style:style>
    <style:style style:name="T70" style:family="text">
      <style:text-properties fo:color="#000000" loext:opacity="100%" style:font-name="Ubuntu" fo:font-size="14pt" officeooo:rsid="002b0f96" style:font-size-asian="14pt" style:font-size-complex="14pt"/>
    </style:style>
    <style:style style:name="T71" style:family="text">
      <style:text-properties fo:color="#000000" loext:opacity="100%" style:font-name="Ubuntu" fo:font-size="14pt" officeooo:rsid="002e63b0" style:font-size-asian="14pt" style:font-size-complex="14pt"/>
    </style:style>
    <style:style style:name="T72" style:family="text">
      <style:text-properties fo:color="#000000" loext:opacity="100%" style:font-name="Ubuntu" fo:font-size="14pt" fo:background-color="#dddddd" loext:char-shading-value="0" style:font-size-asian="14pt" style:font-size-complex="14pt"/>
    </style:style>
    <style:style style:name="T73" style:family="text">
      <style:text-properties fo:color="#000000" loext:opacity="100%" style:font-name="Ubuntu" fo:font-size="14pt" officeooo:rsid="002b0f96" fo:background-color="#dddddd" loext:char-shading-value="0" style:font-size-asian="14pt" style:font-size-complex="14pt"/>
    </style:style>
    <style:style style:name="T74" style:family="text">
      <style:text-properties fo:color="#000000" loext:opacity="100%" style:font-name="Ubuntu" fo:font-size="14pt" officeooo:rsid="002b0f96" fo:background-color="#dddddd" loext:char-shading-value="0" style:font-size-asian="14pt" style:font-size-complex="14pt"/>
    </style:style>
    <style:style style:name="T75" style:family="text">
      <style:text-properties fo:color="#000000" loext:opacity="100%" style:font-name="Ubuntu" fo:font-size="14pt" fo:background-color="#dddddd" loext:char-shading-value="0" style:font-size-asian="14pt" style:font-size-complex="14pt"/>
    </style:style>
    <style:style style:name="T76" style:family="text">
      <style:text-properties fo:color="#000000" loext:opacity="100%" style:font-name="Ubuntu" fo:font-style="normal" fo:background-color="transparent" loext:char-shading-value="0" style:font-style-asian="normal" style:font-style-complex="normal"/>
    </style:style>
    <style:style style:name="T77" style:family="text">
      <style:text-properties fo:color="#000000" loext:opacity="100%" style:font-name="Ubuntu" fo:font-style="normal" officeooo:rsid="00226f83" fo:background-color="transparent" loext:char-shading-value="0" style:font-style-asian="normal" style:font-style-complex="normal"/>
    </style:style>
    <style:style style:name="T78" style:family="text">
      <style:text-properties fo:color="#000000" loext:opacity="100%" style:font-name="Ubuntu" fo:font-style="normal" fo:background-color="#dddddd" loext:char-shading-value="0" style:font-style-asian="normal" style:font-style-complex="normal"/>
    </style:style>
    <style:style style:name="T79" style:family="text">
      <style:text-properties fo:color="#000000" loext:opacity="100%" style:font-name="Ubuntu" fo:font-style="normal" fo:background-color="#dddddd" loext:char-shading-value="0" style:font-style-asian="normal" style:font-style-complex="normal"/>
    </style:style>
    <style:style style:name="T80" style:family="text">
      <style:text-properties officeooo:rsid="00209cc9"/>
    </style:style>
    <style:style style:name="T81" style:family="text">
      <style:text-properties officeooo:rsid="00228b77"/>
    </style:style>
    <style:style style:name="T82" style:family="text">
      <style:text-properties officeooo:rsid="00229287"/>
    </style:style>
    <style:style style:name="T83" style:family="text">
      <style:text-properties officeooo:rsid="00253577"/>
    </style:style>
    <style:style style:name="T84" style:family="text">
      <style:text-properties officeooo:rsid="002716a9"/>
    </style:style>
    <style:style style:name="T85" style:family="text">
      <style:text-properties fo:font-weight="bold" officeooo:rsid="002716a9" style:font-weight-asian="bold" style:font-weight-complex="bold"/>
    </style:style>
    <style:style style:name="T86" style:family="text">
      <style:text-properties style:font-name="Ubuntu" style:font-style-asian="normal" style:font-style-complex="normal"/>
    </style:style>
    <style:style style:name="T87" style:family="text">
      <style:text-properties style:font-name="Ubuntu" fo:background-color="#dddddd" loext:char-shading-value="0" style:font-style-asian="normal" style:font-style-complex="normal"/>
    </style:style>
    <style:style style:name="T88" style:family="text">
      <style:text-properties style:font-name="Ubuntu" fo:background-color="#dddddd" loext:char-shading-value="0" style:font-style-asian="normal" style:font-style-complex="normal"/>
    </style:style>
    <style:style style:name="T89" style:family="text">
      <style:text-properties officeooo:rsid="002b0f96"/>
    </style:style>
    <style:style style:name="T90" style:family="text">
      <style:text-properties officeooo:rsid="003638a8"/>
    </style:style>
    <style:style style:name="T91" style:family="text">
      <style:text-properties fo:background-color="#dddddd" loext:char-shading-value="0"/>
    </style:style>
    <style:style style:name="T92" style:family="text">
      <style:text-properties fo:background-color="#ddddd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1">Destructuring</text:h>
      <text:p text:style-name="P48">O destructuring é uma forma de armazenar em variaveis uma estrutura que contenha diversos dados. <text:span text:style-name="T54">P</text:span>ermit<text:span text:style-name="T54">indo</text:span> extrair dados de um array, objeto <text:span text:style-name="T54">ou função</text:span> em variaveis distintas.</text:p>
      <text:p text:style-name="P73"/>
      <text:p text:style-name="P52">É basicamente uma sintaxe especial que nos permite “desempacotar” arrays ou objetos em um monte de variaveis. Tambem funciona muito bem com funções complexas que possuem muitos parametros, valores padrão e assim por diante.</text:p>
      <text:p text:style-name="P44"/>
      <text:p text:style-name="P69"><text:span text:style-name="T54">Vai </text:span>quebrar uma estrutura complexa em partes mais simples. Por estrutura complexa, na maioria das vezes podemos considerar como sendo um array ou um objeto. <text:span text:style-name="T54">Alem de ser usado para declarar variaveis tambem é usado para atribuir.</text:span></text:p>
      <text:p text:style-name="P70">No caso de objetos é preciso que a<text:span text:style-name="T56">s</text:span> variaveis tenha<text:span text:style-name="T56">m</text:span> o mesmo nome da propriedade ou método alvo, <text:span text:style-name="T56">diferente de arrays que o que importa é a posição</text:span></text:p>
      <text:p text:style-name="P70"/>
      <text:p text:style-name="P71">É possível usar com qualquer iteravel e não apenas com arrays</text:p>
      <text:p text:style-name="P19"/>
      <text:p text:style-name="P29">let [ <text:span text:style-name="T55">n1, n2, n3</text:span> ] = <text:span text:style-name="T55">[2, 3, 5] </text:span></text:p>
      <text:p text:style-name="P23">Ex:</text:p>
      <text:p text:style-name="P22">let nomes = [‘rafael’, ‘joão’, ‘pedro’] </text:p>
      <text:p text:style-name="P22">let [ nome1, nome2, nome3 ] = nomes </text:p>
      <text:p text:style-name="P21"/>
      <text:p text:style-name="P30">let { nome, idade } = {nome: ‘Rafael’, idade: 19} </text:p>
      <text:p text:style-name="P54"><text:soft-page-break/>Ex:</text:p>
      <text:p text:style-name="P53"/>
      <text:p text:style-name="P53">let podio = {lugar1: ‘marcio’, lugar2: ‘ana’}</text:p>
      <text:p text:style-name="P53">let { lugar1, lugar2 } = podio</text:p>
      <text:p text:style-name="P49">_____________________________________________________________________</text:p>
      <text:h text:style-name="P89" text:outline-level="2">Rest</text:h>
      <text:p text:style-name="P62">É possível extrair itens de um array <text:span text:style-name="T81">ou objeto</text:span> e armazenar no rest, <text:span text:style-name="T81">não importando a quantidade de valores</text:span><text:span text:style-name="T83">, ou seja, o rest vai armazenar qualquer quantidade de dados de um array ou objeto. O que será capturado pelo rest são os resultados que não foram extraidos como variaveis.</text:span></text:p>
      <text:p text:style-name="P63"/>
      <text:p text:style-name="P58"><text:span text:style-name="T82">Para faze-lo basta usar qualquer nome, só será necessario ter 3 pontos antes do nome e ser o ultimo na fila de atribuição. Se caso não ter o rest e </text:span><text:span text:style-name="T2">o array for maior que a lista à esquerda, os itens “extras” são omitidos</text:span></text:p>
      <text:p text:style-name="P25"/>
      <text:p text:style-name="P24"><text:span text:style-name="T85">Obs:</text:span><text:span text:style-name="T84"> </text:span>Em objetos o rest não será suportado por alguns navegadores mais antigos mas funcionará nos modernos</text:p>
      <text:p text:style-name="P26"/>
      <text:p text:style-name="P28">Ex1:</text:p>
      <text:p text:style-name="P83">const [ valorA, valorB, …valorC ] = [10, 20, 30, 40, 50, 60] </text:p>
      <text:p text:style-name="P27"><text:span text:style-name="T92">console.log(valorA) </text:span><text:s/>// 10</text:p>
      <text:p text:style-name="P27"><text:span text:style-name="T92">console.log(valorB) </text:span><text:s/>// 20</text:p>
      <text:p text:style-name="P27"><text:span text:style-name="T92">console.log(valorC) </text:span><text:s/>// [30, 40, 50, 60]</text:p>
      <text:p text:style-name="P34"><text:span text:style-name="Source_20_Text"><text:span text:style-name="T59"/></text:span></text:p>
      <text:p text:style-name="P2"><text:span text:style-name="Source_20_Text"><text:span text:style-name="T59"/></text:span></text:p>
      <text:p text:style-name="P2"><text:span text:style-name="Source_20_Text"><text:span text:style-name="T59"/></text:span></text:p>
      <text:p text:style-name="P2"><text:soft-page-break/><text:span text:style-name="Source_20_Text"><text:span text:style-name="T59">Ex2:</text:span></text:span></text:p>
      <text:p text:style-name="P2"><text:span text:style-name="Source_20_Text"><text:span text:style-name="T62">const usuario = { nome: 'Pedro', idade: 18, temFilhos: true } </text:span></text:span></text:p>
      <text:p text:style-name="P2"><text:span text:style-name="Source_20_Text"><text:span text:style-name="T62"/></text:span></text:p>
      <text:p text:style-name="P2"><text:span text:style-name="Source_20_Text"><text:span text:style-name="T62">const { nome, …outrosDados } = usuario </text:span></text:span></text:p>
      <text:p text:style-name="P5"/>
      <text:p text:style-name="P2"><text:span text:style-name="Source_20_Text"><text:span text:style-name="T62">console.log(nome) </text:span></text:span><text:span text:style-name="Source_20_Text"><text:span text:style-name="T57"><text:s/>// Pedro</text:span></text:span></text:p>
      <text:p text:style-name="P10"><text:span text:style-name="Source_20_Text"><text:span text:style-name="T64">console.log(outrosDados) </text:span></text:span><text:span text:style-name="Source_20_Text"><text:span text:style-name="T58"><text:s/>// { idade: 18, temFilhos: true }</text:span></text:span></text:p>
      <text:p text:style-name="P12"><text:span text:style-name="Source_20_Text"><text:span text:style-name="T76">Perceba que ao colocar re</text:span></text:span><text:span text:style-name="Source_20_Text"><text:span text:style-name="T77">d</text:span></text:span><text:span text:style-name="Source_20_Text"><text:span text:style-name="T76">icências precedendo a variável outrosDados todos os valores existentes no objeto, exceto o nome, que havia sido extraído, foram adicionados a ela como um novo objeto.</text:span></text:span></text:p>
      <text:p text:style-name="P1"><text:span text:style-name="Source_20_Text"><text:span text:style-name="T57"/></text:span></text:p>
      <text:p text:style-name="P2"><text:span text:style-name="Source_20_Text"><text:span text:style-name="T59">Ex3:</text:span></text:span></text:p>
      <text:p text:style-name="P78">let [ nome1, nome2, …rest ] <text:span text:style-name="T89">= [“julius”, “caesar”, “consul”, “of the roman republic”] </text:span></text:p>
      <text:p text:style-name="P59"/>
      <text:p text:style-name="P60"><text:span text:style-name="T92">console.log(rest[0]) </text:span><text:s/>// consul</text:p>
      <text:p text:style-name="P60"><text:span text:style-name="T92">console.log(rest[1]) </text:span><text:s/>// of the roman republic</text:p>
      <text:p text:style-name="P60"><text:span text:style-name="T92">console.log(rest.length) </text:span><text:s/>// 2</text:p>
      <text:p text:style-name="P60"/>
      <text:p text:style-name="P68"><text:span text:style-name="T66">E</text:span><text:span text:style-name="T65">x</text:span><text:span text:style-name="T67">4:</text:span></text:p>
      <text:p text:style-name="P15"><text:span text:style-name="Source_20_Text"><text:span text:style-name="T17">let options = {title: "Menu", height: 200, width: 100</text:span></text:span><text:span text:style-name="Source_20_Text"><text:span text:style-name="T19">} </text:span></text:span></text:p>
      <text:p text:style-name="P79"/>
      <text:p text:style-name="P81"><text:span text:style-name="T70">l</text:span><text:span text:style-name="T69">et {title, …rest} = options // </text:span><text:span text:style-name="T71">title=”Menu”, rest = {height: 200, width: 100} </text:span></text:p>
      <text:p text:style-name="P77"/>
      <text:p text:style-name="P67"><text:span text:style-name="T74">c</text:span><text:span text:style-name="T75">onsole.log(rest.height) </text:span><text:span text:style-name="T65"><text:s/>// 200</text:span></text:p>
      <text:p text:style-name="P67"><text:span text:style-name="T74">console.log(</text:span><text:span text:style-name="T75">rest.width</text:span><text:span text:style-name="T74">) </text:span><text:span text:style-name="T66"><text:s/>// </text:span><text:span text:style-name="T65">100</text:span></text:p>
      <text:p text:style-name="P50"/>
      <text:p text:style-name="P50"/>
      <text:p text:style-name="P50"/>
      <text:p text:style-name="P50"><text:soft-page-break/>_____________________________________________________________________</text:p>
      <text:h text:style-name="P89" text:outline-level="2">Pré-definição</text:h>
      <text:p text:style-name="P64">É possível definir uma valor “padrão” para uma variavel no destructuring. Se essa variavel não receber nada esse valor “padrão” será utilizado. <text:span text:style-name="T90">O valor poderá ser quaisquer expressões ou até mesmo chamadas de função e é possível usa-lo (a pré-definição) tanto em arrays ou em objetos.</text:span></text:p>
      <text:p text:style-name="P45"/>
      <text:p text:style-name="P46">Mesmo se não tiver valores pré-definidos <text:span text:style-name="T80">não haverá erros, </text:span>ao invés disso o valor será considerado indefinido.</text:p>
      <text:p text:style-name="P32"/>
      <text:p text:style-name="P31">Ex1:</text:p>
      <text:p text:style-name="P3"><text:span text:style-name="Source_20_Text"><text:span text:style-name="T62">const [ itemA = 5, itemB = 10 ] = [ 20 ] </text:span></text:span></text:p>
      <text:p text:style-name="P6"/>
      <text:p text:style-name="P3"><text:span text:style-name="Source_20_Text"><text:span text:style-name="T62">console.log(itemA) </text:span></text:span><text:span text:style-name="Source_20_Text"><text:span text:style-name="T57"><text:s/>// 20</text:span></text:span></text:p>
      <text:p text:style-name="P35"><text:span text:style-name="Source_20_Text"><text:span text:style-name="T88">console.log(itemB) </text:span></text:span><text:span text:style-name="Source_20_Text"><text:span text:style-name="T86"><text:s/>// 10</text:span></text:span></text:p>
      <text:p text:style-name="P55">Ex2:</text:p>
      <text:p text:style-name="P4"><text:span text:style-name="Source_20_Text"><text:span text:style-name="T62">const usuario = { idade: 18, temFilhos: true }</text:span></text:span></text:p>
      <text:p text:style-name="P86"/>
      <text:p text:style-name="P4"><text:span text:style-name="Source_20_Text"><text:span text:style-name="T62">const { nome = 'Jonas', idade, temFilhos } = usuario</text:span></text:span></text:p>
      <text:p text:style-name="P7"/>
      <text:p text:style-name="P4"><text:span text:style-name="Source_20_Text"><text:span text:style-name="T62">console.log(nome) </text:span></text:span><text:span text:style-name="Source_20_Text"><text:span text:style-name="T57"><text:s/>// Jonas</text:span></text:span></text:p>
      <text:p text:style-name="P4"><text:span text:style-name="Source_20_Text"><text:span text:style-name="T62">console.log(idade) </text:span></text:span><text:span text:style-name="Source_20_Text"><text:span text:style-name="T57"><text:s/>// 18</text:span></text:span></text:p>
      <text:p text:style-name="P11"><text:span text:style-name="Source_20_Text"><text:span text:style-name="T79">console.log(temFilhos) </text:span></text:span><text:span text:style-name="Source_20_Text"><text:span text:style-name="T76"><text:s/>// true</text:span></text:span></text:p>
      <text:p text:style-name="P55">Ex3:</text:p>
      <text:p text:style-name="P80">let [firstName, surname] = [ <text:s/>] </text:p>
      <text:p text:style-name="P61"/>
      <text:p text:style-name="P65"><text:span text:style-name="T92">console.log(firstName) </text:span><text:s/>// undefined</text:p>
      <text:p text:style-name="P47"><text:soft-page-break/><text:span text:style-name="T92">console.log(surName) </text:span><text:s/>// undefined</text:p>
      <text:p text:style-name="P74"/>
      <text:p text:style-name="P75">Ex4:</text:p>
      <text:p text:style-name="P9"><text:span text:style-name="Emphasis"><text:span text:style-name="T17">let [name = "Guest", surname = "Anonymous"] = ["Julius"] </text:span></text:span></text:p>
      <text:p text:style-name="P9"><text:span text:style-name="Emphasis"><text:span text:style-name="T8"/></text:span></text:p>
      <text:p text:style-name="P17"><text:span text:style-name="Source_20_Text"><text:span text:style-name="T34">console.log</text:span></text:span><text:span text:style-name="Source_20_Text"><text:span text:style-name="T32">(name) </text:span></text:span><text:span text:style-name="Source_20_Text"><text:span text:style-name="T30"><text:s/>// Julius (from array)</text:span></text:span></text:p>
      <text:p text:style-name="P20"><text:span text:style-name="Source_20_Text"><text:span text:style-name="T34">console.log</text:span></text:span><text:span text:style-name="Source_20_Text"><text:span text:style-name="T32">(surname) </text:span></text:span><text:span text:style-name="Source_20_Text"><text:span text:style-name="T30"><text:s/>// Anonymous (default used)</text:span></text:span></text:p>
      <text:p text:style-name="P82"/>
      <text:p text:style-name="P84">Ex5:</text:p>
      <text:p text:style-name="P18"><text:span text:style-name="Source_20_Text"><text:span text:style-name="T38">let options = { </text:span></text:span></text:p>
      <text:p text:style-name="P36"><text:span text:style-name="Source_20_Text"><text:span text:style-name="T29"><text:s text:c="2"/></text:span></text:span><text:span text:style-name="Source_20_Text"><text:span text:style-name="T17">title: "Menu" </text:span></text:span></text:p>
      <text:p text:style-name="P36"><text:span text:style-name="Source_20_Text"><text:span text:style-name="T17">} </text:span></text:span></text:p>
      <text:p text:style-name="P87"/>
      <text:p text:style-name="P8"><text:span text:style-name="Emphasis"><text:span text:style-name="T46">let {width = 100, height = 200, title} = options </text:span></text:span></text:p>
      <text:p text:style-name="P8"><text:span text:style-name="Emphasis"><text:span text:style-name="T8"/></text:span></text:p>
      <text:p text:style-name="P38"><text:span text:style-name="Source_20_Text"><text:span text:style-name="T40">console.log</text:span></text:span><text:span text:style-name="Source_20_Text"><text:span text:style-name="T38">(title) </text:span></text:span><text:span text:style-name="Source_20_Text"><text:span text:style-name="T35"><text:s/>// Menu</text:span></text:span></text:p>
      <text:p text:style-name="P36"><text:span text:style-name="Source_20_Text"><text:span text:style-name="T21">console.log</text:span></text:span><text:span text:style-name="Source_20_Text"><text:span text:style-name="T17">(width) </text:span></text:span><text:span text:style-name="Source_20_Text"><text:span text:style-name="T8"><text:s/>// 100</text:span></text:span></text:p>
      <text:p text:style-name="P8"><text:span text:style-name="Source_20_Text"><text:span text:style-name="T40">console.log</text:span></text:span><text:span text:style-name="Source_20_Text"><text:span text:style-name="T38">(height) </text:span></text:span><text:span text:style-name="Source_20_Text"><text:span text:style-name="T35"><text:s/>// 200</text:span></text:span></text:p>
      <text:p text:style-name="P72">_____________________________________________________________________</text:p>
      <text:h text:style-name="P90" text:outline-level="2">Ignorar</text:h>
      <text:p text:style-name="P42">É possível ignorar/descartar elementos indesejados no destructuring por meio de uma virgula extra</text:p>
      <text:p text:style-name="P14"/>
      <text:p text:style-name="P56">Ex1:</text:p>
      <text:p text:style-name="P40"><text:span text:style-name="Emphasis"><text:span text:style-name="T46">let [firstName, , title] = ["Julius", "Caesar", "Consul"]</text:span></text:span></text:p>
      <text:p text:style-name="P13"><text:span text:style-name="Emphasis"><text:span text:style-name="T8"/></text:span></text:p>
      <text:p text:style-name="P41"><text:span text:style-name="Source_20_Text"><text:span text:style-name="T23">console.log</text:span></text:span><text:span text:style-name="Source_20_Text"><text:span text:style-name="T17">(title) </text:span></text:span><text:span text:style-name="Source_20_Text"><text:span text:style-name="T8"><text:s/>// Consul</text:span></text:span></text:p>
      <text:p text:style-name="P43"><text:soft-page-break/><text:span text:style-name="T9">No código acima, o segundo elemento da matriz é ignorado, o terceiro é atribuído </text:span><text:span text:style-name="T10">o</text:span><text:span text:style-name="T9"> </text:span><text:span text:style-name="Source_20_Text"><text:span text:style-name="T11">title</text:span></text:span><text:span text:style-name="T9">, e o restante dos itens da matriz também é ignorado (já que não há variáveis para eles).</text:span></text:p>
      <text:p text:style-name="P57">_____________________________________________________________________</text:p>
      <text:h text:style-name="P90" text:outline-level="2">Atribuição</text:h>
      <text:p text:style-name="P66">É possível atribuir uma propriedade a uma variavel com outro nome, ou seja, Vai definir outro nome para armazenar o valor de uma propriedade de um objeto. Para isso é necessario declarar dois pontos (:) em um destructuring, o nome da esquerda será o atributo atual e o da direita será o novo nome. Basicamente <text:span text:style-name="T1">os dois pontos mostram “o que: vai para onde”</text:span></text:p>
      <text:p text:style-name="P57"/>
      <text:p text:style-name="P85">Ex1:</text:p>
      <text:p text:style-name="P16"><text:span text:style-name="Source_20_Text"><text:span text:style-name="T17">let options = { </text:span></text:span></text:p>
      <text:p text:style-name="P37"><text:span text:style-name="Source_20_Text"><text:span text:style-name="T29"><text:s text:c="2"/></text:span></text:span><text:span text:style-name="Source_20_Text"><text:span text:style-name="T17">title: "Menu", </text:span></text:span></text:p>
      <text:p text:style-name="P37"><text:span text:style-name="Source_20_Text"><text:span text:style-name="T29"><text:s text:c="2"/></text:span></text:span><text:span text:style-name="Source_20_Text"><text:span text:style-name="T17">width: 100, </text:span></text:span></text:p>
      <text:p text:style-name="P37"><text:span text:style-name="Source_20_Text"><text:span text:style-name="T29"><text:s text:c="2"/></text:span></text:span><text:span text:style-name="Source_20_Text"><text:span text:style-name="T17">height: 200 </text:span></text:span></text:p>
      <text:p text:style-name="P39"><text:span text:style-name="Source_20_Text"><text:span text:style-name="T51">} </text:span></text:span></text:p>
      <text:p text:style-name="P57"/>
      <text:p text:style-name="P37"><text:span text:style-name="Emphasis"><text:span text:style-name="T8">// { sourceProperty: targetVariable }</text:span></text:span></text:p>
      <text:p text:style-name="P39"><text:span text:style-name="Emphasis"><text:span text:style-name="T5">let {width: w, height: h, title} = options </text:span></text:span></text:p>
      <text:p text:style-name="P39"><text:span text:style-name="Emphasis"><text:span text:style-name="T8"/></text:span></text:p>
      <text:p text:style-name="P37"><text:span text:style-name="Source_20_Text"><text:span text:style-name="T8">// width -&gt; w</text:span></text:span></text:p>
      <text:p text:style-name="P37"><text:span text:style-name="Source_20_Text"><text:span text:style-name="T8">// height -&gt; h</text:span></text:span></text:p>
      <text:p text:style-name="P37"><text:span text:style-name="Source_20_Text"><text:span text:style-name="T8">// title -&gt; title</text:span></text:span></text:p>
      <text:p text:style-name="P37"><text:span text:style-name="Source_20_Text"><text:span text:style-name="T8"/></text:span></text:p>
      <text:p text:style-name="P37"><text:span text:style-name="Source_20_Text"><text:span text:style-name="T25">console.log</text:span></text:span><text:span text:style-name="Source_20_Text"><text:span text:style-name="T17">(title) </text:span></text:span><text:span text:style-name="Source_20_Text"><text:span text:style-name="T8"><text:s/>// Menu</text:span></text:span></text:p>
      <text:p text:style-name="P37"><text:span text:style-name="Source_20_Text"><text:span text:style-name="T25">console.log</text:span></text:span><text:span text:style-name="Source_20_Text"><text:span text:style-name="T17">(w) </text:span></text:span><text:span text:style-name="Source_20_Text"><text:span text:style-name="T8"><text:s/>// 100</text:span></text:span></text:p>
      <text:p text:style-name="P39"><text:span text:style-name="Source_20_Text"><text:span text:style-name="T53">console.log</text:span></text:span><text:span text:style-name="Source_20_Text"><text:span text:style-name="T51">(h) </text:span></text:span><text:span text:style-name="Source_20_Text"><text:span text:style-name="T49"><text:s/>// 200</text:span></text:span></text:p>
      <text:p text:style-name="P51"><text:span text:style-name="Source_20_Text"><text:span text:style-name="T8"/></text:span></text:p>
      <text:p text:style-name="P33"><text:soft-page-break/><text:span text:style-name="T6">No exemplo acima, a propriedade </text:span><text:span text:style-name="Source_20_Text"><text:span text:style-name="T8">width </text:span></text:span><text:span text:style-name="T6">vai para </text:span><text:span text:style-name="Source_20_Text"><text:span text:style-name="T8">w</text:span></text:span><text:span text:style-name="T6">, a propriedade </text:span><text:span text:style-name="Source_20_Text"><text:span text:style-name="T8">height </text:span></text:span><text:span text:style-name="T6">vai para </text:span><text:span text:style-name="Source_20_Text"><text:span text:style-name="T8">h</text:span></text:span><text:span text:style-name="T6">, e </text:span><text:span text:style-name="Source_20_Text"><text:span text:style-name="T8">title </text:span></text:span><text:span text:style-name="T6">é atribuída ao mesmo nome.</text:span></text:p>
      <text:p text:style-name="P49">_____________________________________________________________________</text:p>
      <text:p text:style-name="P4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Lohit Devanagari1" svg:font-family="'Lohit Devanagari'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05:29:58.782474016</meta:creation-date>
    <dc:date>2023-05-10T23:49:26.630290223</dc:date>
    <meta:editing-duration>PT10H14M10S</meta:editing-duration>
    <meta:editing-cycles>20</meta:editing-cycles>
    <meta:generator>LibreOffice/7.0.4.2$Linux_X86_64 LibreOffice_project/00$Build-2</meta:generator>
    <meta:document-statistic meta:table-count="0" meta:image-count="0" meta:object-count="0" meta:page-count="7" meta:paragraph-count="96" meta:word-count="811" meta:character-count="5200" meta:non-whitespace-character-count="4427"/>
  </office:meta>
</office:document-meta>
</file>